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663cm" fo:margin-left="0cm" table:align="left" style:writing-mode="lr-tb"/>
    </style:style>
    <style:style style:name="Table1.A" style:family="table-column">
      <style:table-column-properties style:column-width="3.942cm"/>
    </style:style>
    <style:style style:name="Table1.B" style:family="table-column">
      <style:table-column-properties style:column-width="2.196cm"/>
    </style:style>
    <style:style style:name="Table1.C" style:family="table-column">
      <style:table-column-properties style:column-width="5.768cm"/>
    </style:style>
    <style:style style:name="Table1.D" style:family="table-column">
      <style:table-column-properties style:column-width="3.757cm"/>
    </style:style>
    <style:style style:name="Table1.A1" style:family="table-cell">
      <style:table-cell-properties style:vertical-align="top" fo:padding="0.176cm" fo:border="0.5pt solid #000000"/>
    </style:style>
    <style:style style:name="Table2" style:family="table">
      <style:table-properties style:width="14.923cm" fo:margin-left="1.561cm" table:align="left" style:writing-mode="lr-tb"/>
    </style:style>
    <style:style style:name="Table2.A" style:family="table-column">
      <style:table-column-properties style:column-width="4.366cm"/>
    </style:style>
    <style:style style:name="Table2.B" style:family="table-column">
      <style:table-column-properties style:column-width="10.557cm"/>
    </style:style>
    <style:style style:name="Table2.A1" style:family="table-cell">
      <style:table-cell-properties style:vertical-align="top" fo:padding-left="0.212cm" fo:padding-right="0.212cm" fo:padding-top="0cm" fo:padding-bottom="0cm" fo:border="0.75pt solid #000000"/>
    </style:style>
    <style:style style:name="Table3" style:family="table">
      <style:table-properties style:width="16.492cm" fo:margin-left="-0.203cm" table:align="left" style:writing-mode="lr-tb"/>
    </style:style>
    <style:style style:name="Table3.A" style:family="table-column">
      <style:table-column-properties style:column-width="5.496cm"/>
    </style:style>
    <style:style style:name="Table3.B" style:family="table-column">
      <style:table-column-properties style:column-width="5.498cm"/>
    </style:style>
    <style:style style:name="Table3.A1" style:family="table-cell">
      <style:table-cell-properties style:vertical-align="top" fo:padding-left="0.203cm" fo:padding-right="0.203cm" fo:padding-top="0cm" fo:padding-bottom="0cm" fo:border="0.5pt solid #000000"/>
    </style:style>
    <style:style style:name="Table4" style:family="table">
      <style:table-properties style:width="15.903cm" fo:margin-left="-0.203cm" table:align="left" style:writing-mode="lr-tb"/>
    </style:style>
    <style:style style:name="Table4.A" style:family="table-column">
      <style:table-column-properties style:column-width="5.743cm"/>
    </style:style>
    <style:style style:name="Table4.B" style:family="table-column">
      <style:table-column-properties style:column-width="10.16cm"/>
    </style:style>
    <style:style style:name="Table4.A1" style:family="table-cell">
      <style:table-cell-properties style:vertical-align="top" fo:padding-left="0.203cm" fo:padding-right="0.203cm" fo:padding-top="0cm" fo:padding-bottom="0cm" fo:border="0.5pt solid #000000"/>
    </style:style>
    <style:style style:name="Table5" style:family="table">
      <style:table-properties style:width="16.51cm" fo:margin-left="-0.185cm" table:align="left" style:writing-mode="lr-tb"/>
    </style:style>
    <style:style style:name="Table5.A" style:family="table-column">
      <style:table-column-properties style:column-width="10.022cm"/>
    </style:style>
    <style:style style:name="Table5.B" style:family="table-column">
      <style:table-column-properties style:column-width="6.488cm"/>
    </style:style>
    <style:style style:name="Table5.A1" style:family="table-cell">
      <style:table-cell-properties style:vertical-align="top" fo:background-color="#d9d9d9" fo:padding="0.185cm" fo:border="0.75pt solid #000000">
        <style:background-image/>
      </style:table-cell-properties>
    </style:style>
    <style:style style:name="Table5.A2" style:family="table-cell">
      <style:table-cell-properties style:vertical-align="top" fo:padding="0.185cm" fo:border="0.75pt solid #000000"/>
    </style:style>
    <style:style style:name="Table5.B2" style:family="table-cell">
      <style:table-cell-properties style:vertical-align="top" fo:padding="0.185cm" fo:border="0.75pt solid #000000"/>
    </style:style>
    <style:style style:name="Table5.A3" style:family="table-cell">
      <style:table-cell-properties style:vertical-align="top" fo:padding="0.185cm" fo:border="0.75pt solid #000000"/>
    </style:style>
    <style:style style:name="Table5.B3" style:family="table-cell">
      <style:table-cell-properties style:vertical-align="top" fo:padding="0.185cm" fo:border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6" style:family="paragraph" style:parent-style-name="Standard">
      <style:paragraph-properties fo:line-height="115%" fo:text-align="end" style:justify-single-word="false" fo:break-before="auto" fo:break-after="auto" style:writing-mode="lr-tb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line-height="109%" fo:break-before="auto" fo:break-after="auto" style:writing-mode="lr-tb"/>
    </style:style>
    <style:style style:name="P9" style:family="paragraph" style:parent-style-name="Standard">
      <style:paragraph-properties fo:line-height="109%" fo:text-align="justify" style:justify-single-word="false" fo:break-before="auto" fo:break-after="auto" style:writing-mode="lr-tb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9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09%" fo:break-before="auto" fo:break-after="auto" style:writing-mode="lr-tb"/>
      <style:text-properties fo:color="#0000ff"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left="0cm" fo:margin-right="0cm" fo:margin-top="0cm" fo:margin-bottom="0.212cm" loext:contextual-spacing="false" fo:line-height="109%" fo:text-align="start" style:justify-single-word="false" fo:orphans="2" fo:widows="2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20" style:family="paragraph" style:parent-style-name="Standard">
      <style:paragraph-properties fo:margin-left="1.501cm" fo:margin-right="0cm" fo:line-height="115%" fo:text-indent="0cm" style:auto-text-indent="false" fo:break-before="auto" fo:break-after="auto" style:writing-mode="lr-tb"/>
    </style:style>
    <style:style style:name="P21" style:family="paragraph" style:parent-style-name="Standard">
      <style:paragraph-properties fo:margin-left="1.501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22" style:family="paragraph" style:parent-style-name="Standard">
      <style:paragraph-properties fo:margin-left="1.501cm" fo:margin-right="0cm" fo:line-height="115%" fo:text-indent="0cm" style:auto-text-indent="false" fo:break-before="auto" fo:break-after="auto" style:writing-mode="lr-tb">
        <style:tab-stops>
          <style:tab-stop style:position="8.976cm"/>
        </style:tab-stops>
      </style:paragraph-properties>
    </style:style>
    <style:style style:name="P23" style:family="paragraph" style:parent-style-name="Standard">
      <style:paragraph-properties fo:margin-left="1.501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1cm" fo:margin-right="0cm" fo:line-height="109%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1cm" fo:margin-right="0cm" fo:line-height="115%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7" style:family="paragraph" style:parent-style-name="Standard"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8" style:family="paragraph" style:parent-style-name="Standard">
      <style:paragraph-properties fo:margin-left="0.039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29" style:family="paragraph" style:parent-style-name="Standard">
      <style:paragraph-properties fo:margin-left="0.039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.039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3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09%" fo:break-before="auto" fo:break-after="auto" style:writing-mode="lr-tb"/>
      <style:text-properties fo:font-size="10pt" style:font-size-asian="10pt" style:font-size-complex="10pt"/>
    </style:style>
    <style:style style:name="P35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6" style:family="paragraph" style:parent-style-name="Standard">
      <style:paragraph-properties fo:margin-left="0cm" fo:margin-right="0cm" fo:margin-top="0cm" fo:margin-bottom="0.212cm" loext:contextual-spacing="false" fo:line-height="109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.212cm" loext:contextual-spacing="false" fo:line-height="109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3" style:family="paragraph" style:parent-style-name="Standard"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4" style:family="paragraph" style:parent-style-name="Standard" style:list-style-name="LS1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45" style:family="paragraph" style:parent-style-name="Standard" style:list-style-name="LS2">
      <style:paragraph-properties fo:margin-top="0cm" fo:margin-bottom="0cm" loext:contextual-spacing="false" fo:line-height="100%" fo:text-align="justify" style:justify-single-word="false" fo:break-before="auto" fo:break-after="auto" style:writing-mode="lr-tb"/>
    </style:style>
    <style:style style:name="P46" style:family="paragraph" style:parent-style-name="Standard" style:list-style-name="LS2">
      <style:paragraph-properties fo:margin-top="0cm" fo:margin-bottom="0cm" loext:contextual-spacing="false" fo:line-height="115%" fo:text-align="justify" style:justify-single-word="false" fo:break-before="auto" fo:break-after="auto" style:writing-mode="lr-tb"/>
    </style:style>
    <style:style style:name="P47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</style:style>
    <style:style style:name="P48" style:family="paragraph" style:parent-style-name="Standard">
      <style:paragraph-properties fo:line-height="115%" fo:text-align="center" style:justify-single-word="false" style:writing-mode="lr-tb"/>
    </style:style>
    <style:style style:name="P49" style:family="paragraph" style:parent-style-name="Heading_20_2">
      <style:paragraph-properties fo:margin-top="0.635cm" fo:margin-bottom="0.141cm" loext:contextual-spacing="false" fo:line-height="70%" fo:break-before="auto" fo:break-after="auto" style:writing-mode="lr-tb"/>
    </style:style>
    <style:style style:name="P50" style:family="paragraph" style:parent-style-name="Heading_20_1">
      <style:paragraph-properties fo:margin-top="0.847cm" fo:margin-bottom="0.212cm" loext:contextual-spacing="false" fo:line-height="52%" fo:break-before="auto" fo:break-after="auto" style:writing-mode="lr-tb"/>
    </style:style>
    <style:style style:name="P51" style:family="paragraph" style:parent-style-name="Heading_20_1">
      <style:paragraph-properties fo:margin-top="0.847cm" fo:margin-bottom="0.212cm" loext:contextual-spacing="false" fo:line-height="52%" fo:text-align="justify" style:justify-single-word="false" fo:break-before="auto" fo:break-after="auto" style:writing-mode="lr-tb"/>
    </style:style>
    <style:style style:name="P52" style:family="paragraph" style:parent-style-name="Heading_20_1">
      <style:paragraph-properties fo:margin-top="0.847cm" fo:margin-bottom="0cm" loext:contextual-spacing="false" fo:line-height="52%" fo:break-before="auto" fo:break-after="auto" style:writing-mode="lr-tb"/>
    </style:style>
    <style:style style:name="T1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" style:family="text">
      <style:text-properties style:font-name="Times New Roman" fo:font-size="7pt" fo:font-weight="normal" style:font-name-asian="Times New Roman" style:font-size-asian="7pt" style:font-weight-asian="normal" style:font-name-complex="Times New Roman" style:font-size-complex="7pt" style:font-weight-complex="normal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ambria" fo:font-size="12pt" fo:font-style="normal" style:text-underline-style="none" fo:font-weight="normal" style:font-name-asian="Cambria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T11" style:family="text"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fo:color="#000000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1155cc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Arial" fo:font-size="10pt" style:font-name-asian="Arial" style:font-size-asian="10pt" style:font-name-complex="Arial" style:font-size-complex="10pt"/>
    </style:style>
    <style:style style:name="T17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8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FG</text:p>
      <text:p text:style-name="P6"/>
      <text:p text:style-name="P2"><text:span text:style-name="T1">Sistema de Vendas e Reserva de Ingressos –SVRI</text:span></text:p>
      <text:p text:style-name="P2"><text:span text:style-name="T5">Plano de Garantia de Qualidade</text:span></text:p>
      <text:p text:style-name="P32"><text:s/></text:p>
      <text:p text:style-name="P2"><text:span text:style-name="T6">Versão 1.0</text:span></text:p>
      <text:p text:style-name="P33"><text:s/></text:p>
      <text:p text:style-name="P1"/>
      <text:p text:style-name="P3"><text:span text:style-name="T5">Histórico da Revisã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6">Data</text:p>
          </table:table-cell>
          <table:table-cell table:style-name="Table1.A1" office:value-type="string">
            <text:p text:style-name="P36">Versão</text:p>
          </table:table-cell>
          <table:table-cell table:style-name="Table1.A1" office:value-type="string">
            <text:p text:style-name="P36">Descrição</text:p>
          </table:table-cell>
          <table:table-cell table:style-name="Table1.A1" office:value-type="string">
            <text:p text:style-name="P36">Autor</text:p>
          </table:table-cell>
        </table:table-row>
        <table:table-row>
          <table:table-cell table:style-name="Table1.A1" office:value-type="string">
            <text:p text:style-name="P37">11/05/2015</text:p>
          </table:table-cell>
          <table:table-cell table:style-name="Table1.A1" office:value-type="string">
            <text:p text:style-name="P37">1.0</text:p>
          </table:table-cell>
          <table:table-cell table:style-name="Table1.A1" office:value-type="string">
            <text:p text:style-name="P14"><text:span text:style-name="T7">Terminado Plano de Garantia de Qualidade e liberado a primeira versão</text:span></text:p>
          </table:table-cell>
          <table:table-cell table:style-name="Table1.A1" office:value-type="string">
            <text:p text:style-name="P14"><text:span text:style-name="T7">Lucas Henrique N. de Oliveira</text:span></text:p>
          </table:table-cell>
        </table:table-row>
        <table:table-row>
          <table:table-cell table:style-name="Table1.A1" office:value-type="string">
            <text:p text:style-name="P37"><text:s/></text:p>
          </table:table-cell>
          <table:table-cell table:style-name="Table1.A1" office:value-type="string">
            <text:p text:style-name="P37"><text:s/></text:p>
          </table:table-cell>
          <table:table-cell table:style-name="Table1.A1" office:value-type="string">
            <text:p text:style-name="P37"><text:s/></text:p>
          </table:table-cell>
          <table:table-cell table:style-name="Table1.A1" office:value-type="string">
            <text:p text:style-name="P37"><text:s/></text:p>
          </table:table-cell>
        </table:table-row>
        <table:table-row>
          <table:table-cell table:style-name="Table1.A1" office:value-type="string">
            <text:p text:style-name="P37"><text:s/></text:p>
          </table:table-cell>
          <table:table-cell table:style-name="Table1.A1" office:value-type="string">
            <text:p text:style-name="P37"><text:s/></text:p>
          </table:table-cell>
          <table:table-cell table:style-name="Table1.A1" office:value-type="string">
            <text:p text:style-name="P37"><text:s/></text:p>
          </table:table-cell>
          <table:table-cell table:style-name="Table1.A1" office:value-type="string">
            <text:p text:style-name="P37"><text:s/></text:p>
          </table:table-cell>
        </table:table-row>
        <table:table-row>
          <table:table-cell table:style-name="Table1.A1" office:value-type="string">
            <text:p text:style-name="P37"><text:s/></text:p>
          </table:table-cell>
          <table:table-cell table:style-name="Table1.A1" office:value-type="string">
            <text:p text:style-name="P37"><text:s/></text:p>
          </table:table-cell>
          <table:table-cell table:style-name="Table1.A1" office:value-type="string">
            <text:p text:style-name="P37"><text:s/></text:p>
          </table:table-cell>
          <table:table-cell table:style-name="Table1.A1" office:value-type="string">
            <text:p text:style-name="P37"><text:s/></text:p>
          </table:table-cell>
        </table:table-row>
      </table:table>
      <text:p text:style-name="P34"><text:s/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5">Índice Analítico</text:span></text:p>
      <text:p text:style-name="P3"/>
      <text:p text:style-name="P18"><text:span text:style-name="T14">1. Introdução</text:span></text:p>
      <text:p text:style-name="P19"><text:a xlink:type="simple" xlink:href="#h.gjdgxs" text:style-name="Internet_20_link" text:visited-style-name="Visited_20_Internet_20_Link">1.1 </text:a><text:a xlink:type="simple" xlink:href="#h.gjdgxs" text:style-name="Internet_20_link" text:visited-style-name="Visited_20_Internet_20_Link">Finalidade</text:a></text:p>
      <text:p text:style-name="P19"><text:a xlink:type="simple" xlink:href="#h.30j0zll" text:style-name="Internet_20_link" text:visited-style-name="Visited_20_Internet_20_Link">1.2 </text:a><text:a xlink:type="simple" xlink:href="#h.30j0zll" text:style-name="Internet_20_link" text:visited-style-name="Visited_20_Internet_20_Link">Escopo</text:a></text:p>
      <text:p text:style-name="P19"><text:a xlink:type="simple" xlink:href="#h.1fob9te" text:style-name="Internet_20_link" text:visited-style-name="Visited_20_Internet_20_Link">1.3 </text:a><text:a xlink:type="simple" xlink:href="#h.1fob9te" text:style-name="Internet_20_link" text:visited-style-name="Visited_20_Internet_20_Link">Definições</text:a><text:a xlink:type="simple" xlink:href="#h.1fob9te" text:style-name="Internet_20_link" text:visited-style-name="Visited_20_Internet_20_Link">, </text:a><text:a xlink:type="simple" xlink:href="#h.1fob9te" text:style-name="Internet_20_link" text:visited-style-name="Visited_20_Internet_20_Link">Acrônimos</text:a><text:a xlink:type="simple" xlink:href="#h.1fob9te" text:style-name="Internet_20_link" text:visited-style-name="Visited_20_Internet_20_Link"> </text:a><text:a xlink:type="simple" xlink:href="#h.1fob9te" text:style-name="Internet_20_link" text:visited-style-name="Visited_20_Internet_20_Link">e</text:a><text:a xlink:type="simple" xlink:href="#h.1fob9te" text:style-name="Internet_20_link" text:visited-style-name="Visited_20_Internet_20_Link"> </text:a><text:a xlink:type="simple" xlink:href="#h.1fob9te" text:style-name="Internet_20_link" text:visited-style-name="Visited_20_Internet_20_Link">Abreviações</text:a></text:p>
      <text:p text:style-name="P18"><text:a xlink:type="simple" xlink:href="#h.3znysh7" text:style-name="Internet_20_link" text:visited-style-name="Visited_20_Internet_20_Link">2. </text:a><text:a xlink:type="simple" xlink:href="#h.3znysh7" text:style-name="Internet_20_link" text:visited-style-name="Visited_20_Internet_20_Link">Objetivos</text:a><text:a xlink:type="simple" xlink:href="#h.3znysh7" text:style-name="Internet_20_link" text:visited-style-name="Visited_20_Internet_20_Link"> </text:a><text:a xlink:type="simple" xlink:href="#h.3znysh7" text:style-name="Internet_20_link" text:visited-style-name="Visited_20_Internet_20_Link">de</text:a><text:a xlink:type="simple" xlink:href="#h.3znysh7" text:style-name="Internet_20_link" text:visited-style-name="Visited_20_Internet_20_Link"> </text:a><text:a xlink:type="simple" xlink:href="#h.3znysh7" text:style-name="Internet_20_link" text:visited-style-name="Visited_20_Internet_20_Link">Qualidade</text:a></text:p>
      <text:p text:style-name="P18"><text:span text:style-name="T14">3. Gerenciamento</text:span></text:p>
      <text:p text:style-name="P19"><text:a xlink:type="simple" xlink:href="#h.tyjcwt" text:style-name="Internet_20_link" text:visited-style-name="Visited_20_Internet_20_Link">3.1 </text:a><text:a xlink:type="simple" xlink:href="#h.tyjcwt" text:style-name="Internet_20_link" text:visited-style-name="Visited_20_Internet_20_Link">Organização</text:a></text:p>
      <text:p text:style-name="P19"><text:a xlink:type="simple" xlink:href="#h.3dy6vkm" text:style-name="Internet_20_link" text:visited-style-name="Visited_20_Internet_20_Link">3.2 </text:a><text:a xlink:type="simple" xlink:href="#h.3dy6vkm" text:style-name="Internet_20_link" text:visited-style-name="Visited_20_Internet_20_Link">Tarefas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e</text:a><text:a xlink:type="simple" xlink:href="#h.3dy6vkm" text:style-name="Internet_20_link" text:visited-style-name="Visited_20_Internet_20_Link"> </text:a><text:a xlink:type="simple" xlink:href="#h.3dy6vkm" text:style-name="Internet_20_link" text:visited-style-name="Visited_20_Internet_20_Link">Responsabilidades</text:a></text:p>
      <text:p text:style-name="P18"><text:span text:style-name="T14">4</text:span><text:a xlink:type="simple" xlink:href="#h.1t3h5sf" text:style-name="Internet_20_link" text:visited-style-name="Visited_20_Internet_20_Link">. </text:a><text:a xlink:type="simple" xlink:href="#h.1t3h5sf" text:style-name="Internet_20_link" text:visited-style-name="Visited_20_Internet_20_Link">Métricas</text:a></text:p>
      <text:p text:style-name="P18"><text:span text:style-name="T14">5</text:span><text:a xlink:type="simple" xlink:href="#h.2s8eyo1" text:style-name="Internet_20_link" text:visited-style-name="Visited_20_Internet_20_Link">. </text:a><text:a xlink:type="simple" xlink:href="#h.2s8eyo1" text:style-name="Internet_20_link" text:visited-style-name="Visited_20_Internet_20_Link">Plano</text:a><text:a xlink:type="simple" xlink:href="#h.2s8eyo1" text:style-name="Internet_20_link" text:visited-style-name="Visited_20_Internet_20_Link"> </text:a><text:a xlink:type="simple" xlink:href="#h.2s8eyo1" text:style-name="Internet_20_link" text:visited-style-name="Visited_20_Internet_20_Link">de</text:a><text:a xlink:type="simple" xlink:href="#h.2s8eyo1" text:style-name="Internet_20_link" text:visited-style-name="Visited_20_Internet_20_Link"> </text:a><text:a xlink:type="simple" xlink:href="#h.2s8eyo1" text:style-name="Internet_20_link" text:visited-style-name="Visited_20_Internet_20_Link">Auditoria</text:a></text:p>
      <text:p text:style-name="P18"><text:span text:style-name="T14">6</text:span><text:a xlink:type="simple" xlink:href="#h.17dp8vu" text:style-name="Internet_20_link" text:visited-style-name="Visited_20_Internet_20_Link">. </text:a><text:a xlink:type="simple" xlink:href="#h.17dp8vu" text:style-name="Internet_20_link" text:visited-style-name="Visited_20_Internet_20_Link">Resolução</text:a><text:a xlink:type="simple" xlink:href="#h.17dp8vu" text:style-name="Internet_20_link" text:visited-style-name="Visited_20_Internet_20_Link"> </text:a><text:a xlink:type="simple" xlink:href="#h.17dp8vu" text:style-name="Internet_20_link" text:visited-style-name="Visited_20_Internet_20_Link">de</text:a><text:a xlink:type="simple" xlink:href="#h.17dp8vu" text:style-name="Internet_20_link" text:visited-style-name="Visited_20_Internet_20_Link"> </text:a><text:a xlink:type="simple" xlink:href="#h.17dp8vu" text:style-name="Internet_20_link" text:visited-style-name="Visited_20_Internet_20_Link">Problemas</text:a></text:p>
      <text:p text:style-name="P18"><text:span text:style-name="T14">7. Acompanhamento de Ação Corretiva</text:span></text:p>
      <text:p text:style-name="P18"><text:span text:style-name="T14">8</text:span><text:a xlink:type="simple" xlink:href="#h.3rdcrjn" text:style-name="Internet_20_link" text:visited-style-name="Visited_20_Internet_20_Link">. </text:a><text:a xlink:type="simple" xlink:href="#h.3rdcrjn" text:style-name="Internet_20_link" text:visited-style-name="Visited_20_Internet_20_Link">Ferramentas</text:a><text:a xlink:type="simple" xlink:href="#h.3rdcrjn" text:style-name="Internet_20_link" text:visited-style-name="Visited_20_Internet_20_Link">, </text:a><text:a xlink:type="simple" xlink:href="#h.3rdcrjn" text:style-name="Internet_20_link" text:visited-style-name="Visited_20_Internet_20_Link">Técnicas</text:a><text:a xlink:type="simple" xlink:href="#h.3rdcrjn" text:style-name="Internet_20_link" text:visited-style-name="Visited_20_Internet_20_Link"> </text:a><text:a xlink:type="simple" xlink:href="#h.3rdcrjn" text:style-name="Internet_20_link" text:visited-style-name="Visited_20_Internet_20_Link">e</text:a><text:a xlink:type="simple" xlink:href="#h.3rdcrjn" text:style-name="Internet_20_link" text:visited-style-name="Visited_20_Internet_20_Link"> </text:a><text:a xlink:type="simple" xlink:href="#h.3rdcrjn" text:style-name="Internet_20_link" text:visited-style-name="Visited_20_Internet_20_Link">Metodologias</text:a></text:p>
      <text:p text:style-name="P18"><text:span text:style-name="T14">9</text:span><text:a xlink:type="simple" xlink:href="#h.26in1rg" text:style-name="Internet_20_link" text:visited-style-name="Visited_20_Internet_20_Link">. </text:a><text:a xlink:type="simple" xlink:href="#h.26in1rg" text:style-name="Internet_20_link" text:visited-style-name="Visited_20_Internet_20_Link">Gerenciamento</text:a><text:a xlink:type="simple" xlink:href="#h.26in1rg" text:style-name="Internet_20_link" text:visited-style-name="Visited_20_Internet_20_Link"> </text:a><text:a xlink:type="simple" xlink:href="#h.26in1rg" text:style-name="Internet_20_link" text:visited-style-name="Visited_20_Internet_20_Link">de</text:a><text:a xlink:type="simple" xlink:href="#h.26in1rg" text:style-name="Internet_20_link" text:visited-style-name="Visited_20_Internet_20_Link"> </text:a><text:a xlink:type="simple" xlink:href="#h.26in1rg" text:style-name="Internet_20_link" text:visited-style-name="Visited_20_Internet_20_Link">Configuração</text:a></text:p>
      <text:p text:style-name="P18"><text:span text:style-name="T14">10</text:span><text:a xlink:type="simple" xlink:href="#h.lnxbz9" text:style-name="Internet_20_link" text:visited-style-name="Visited_20_Internet_20_Link">. </text:a><text:a xlink:type="simple" xlink:href="#h.lnxbz9" text:style-name="Internet_20_link" text:visited-style-name="Visited_20_Internet_20_Link">Registros</text:a><text:a xlink:type="simple" xlink:href="#h.lnxbz9" text:style-name="Internet_20_link" text:visited-style-name="Visited_20_Internet_20_Link"> </text:a><text:a xlink:type="simple" xlink:href="#h.lnxbz9" text:style-name="Internet_20_link" text:visited-style-name="Visited_20_Internet_20_Link">de</text:a><text:a xlink:type="simple" xlink:href="#h.lnxbz9" text:style-name="Internet_20_link" text:visited-style-name="Visited_20_Internet_20_Link"> </text:a><text:a xlink:type="simple" xlink:href="#h.lnxbz9" text:style-name="Internet_20_link" text:visited-style-name="Visited_20_Internet_20_Link">Qualidade</text:a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8"/>
      <text:p text:style-name="P48"/>
      <text:p text:style-name="P48"/>
      <text:p text:style-name="P4"/>
      <text:p text:style-name="P4"/>
      <text:p text:style-name="P3"/>
      <text:p text:style-name="P3"><text:soft-page-break/><text:span text:style-name="T5">Plano de Garantia de Qualidade</text:span></text:p>
      <text:p text:style-name="P3"/>
      <text:p text:style-name="P8"><text:span text:style-name="T13"><text:s/></text:span><text:span text:style-name="T15">1.</text:span><text:span text:style-name="T2"> <text:s text:c="17"/></text:span><text:span text:style-name="T15">Introdução</text:span></text:p>
      <text:h text:style-name="P49" text:outline-level="10"><text:bookmark text:name="h.gjdgxs"/><text:span text:style-name="T16">1.1</text:span><text:span text:style-name="T3"> <text:s text:c="14"/></text:span><text:span text:style-name="T16">Finalidade</text:span></text:h>
      <text:p text:style-name="P1"/>
      <text:p text:style-name="P21">Este documento tem como principal intuito apresentar o plano de garantia de qualidade do Sistema de Venda e Reserva de Ingressos (SVRI). Onde serão mostradas quais as principais atividades, e como e quando serão executadas.</text:p>
      <text:h text:style-name="P49" text:outline-level="10"><text:bookmark text:name="h.30j0zll"/><text:span text:style-name="T16">1.2</text:span><text:span text:style-name="T3"> <text:s text:c="14"/></text:span><text:span text:style-name="T16">Escopo</text:span></text:h>
      <text:p text:style-name="P1"/>
      <text:p text:style-name="P21">O Plano de Garantia de Qualidade define como e quando as atividades de garantia de qualidade serão realizadas para assegurar que o software seja construído de acordo com normas e processos preestabelecidos, avaliando não somente os produtos mas também os processos de fabricação, incluindo auditorias de todas as áreas participantes da construção e planejamento do software.</text:p>
      <text:h text:style-name="P49" text:outline-level="10"><text:bookmark text:name="h.1fob9te"/><text:span text:style-name="T16">1.3</text:span><text:span text:style-name="T3"> <text:s text:c="14"/></text:span><text:span text:style-name="T16">Definições, Acrônimos e Abreviações</text:span></text:h>
      <text:p text:style-name="P1"/>
      <text:p text:style-name="P20">SVRI – Sistema de Venda e Reserva de Ingressos</text:p>
      <text:p text:style-name="P20"/>
      <text:p text:style-name="P23"><text:span text:style-name="T11">Check</text:span><text:span text:style-name="T4">l</text:span><text:span text:style-name="T11">ist - </text:span><text:span text:style-name="T4">L</text:span><text:span text:style-name="T11">ista de verificação onde se encontram itens específicos para se realizar análise.</text:span></text:p>
      <text:p text:style-name="P20"/>
      <text:p text:style-name="P20">V&amp;V – Verificação e Validação</text:p>
      <text:p text:style-name="P24"/>
      <text:h text:style-name="P50" text:outline-level="10"><text:bookmark text:name="h.3znysh7"/><text:span text:style-name="T17">2.</text:span><text:span text:style-name="T2"> <text:s text:c="17"/></text:span><text:span text:style-name="T17">Objetivos de Qualidade</text:span></text:h>
      <text:p text:style-name="P1"/>
      <text:p text:style-name="P5">O principal objetivo de se aplicar um plano de garantia da qualidade na fabricação e planejamento do software SVRI é verificar a conformidade com processos estabelecidos ainda na fase de planejamento do produto, a garantia da qualidade tem um papel muito importante no desenvolvimento do software pois com a sua aplicação e gerenciamento é possível detectar uma não conformidade ainda em etapas iniciais do projeto tornando assim de fácil resolução, impactando de maneira menos grave o produto final, evitando assim grandes imprevistos no projeto como por exemplo grandes atrasos no cronograma. Este plano de qualidade servirá como guia para aplicação da garantia de qualidade no projeto.</text:p>
      <text:p text:style-name="P5"/>
      <text:h text:style-name="P52" text:outline-level="10"><text:soft-page-break/><text:span text:style-name="T17">3.</text:span><text:span text:style-name="T2"> <text:s text:c="17"/></text:span><text:span text:style-name="T17">Gerenciamento</text:span></text:h>
      <text:h text:style-name="P49" text:outline-level="10"><text:bookmark text:name="h.tyjcwt"/><text:span text:style-name="T16">3.1</text:span><text:span text:style-name="T3"> <text:s text:c="14"/></text:span><text:span text:style-name="T16">Organização</text:span></text:h>
      <text:p text:style-name="P21">A garantia da qualidade será executa e revisada por uma equipe de qualidade, liderada pelo gerente de qualidade, no caso do projeto do SVRI a equipe de qualidade será formada unicamente e exclusivamente pelo gerente de qualidade devido a escassez de recursos, abaixo segue a definição do papel contendo, formação e conhecimentos requeridos para tal cargo.</text:p>
      <text:p text:style-name="P21"/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Papel</text:p>
          </table:table-cell>
          <table:table-cell table:style-name="Table2.A1" office:value-type="string">
            <text:p text:style-name="P28"><text:span text:style-name="T9">Equipe de Qualidade</text:span></text:p>
          </table:table-cell>
        </table:table-row>
        <table:table-row>
          <table:table-cell table:style-name="Table2.A1" office:value-type="string">
            <text:p text:style-name="P26"/>
            <text:p text:style-name="P15"><text:span text:style-name="T8"><text:s text:c="10"/>Formação</text:span></text:p>
          </table:table-cell>
          <table:table-cell table:style-name="Table2.A1" office:value-type="string">
            <text:p text:style-name="P15"><text:span text:style-name="T9">Essas ocupações são exercidas por pessoas com escolaridade de ensino superior na área de tecnologia da informação ou similares</text:span></text:p>
          </table:table-cell>
        </table:table-row>
        <table:table-row>
          <table:table-cell table:style-name="Table2.A1" office:value-type="string">
            <text:p text:style-name="P26"/>
            <text:p text:style-name="P27"/>
            <text:p text:style-name="P27"/>
            <text:p text:style-name="P27"/>
            <text:p text:style-name="P15"><text:span text:style-name="T8"><text:s text:c="6"/>Conhecimentos</text:span></text:p>
          </table:table-cell>
          <table:table-cell table:style-name="Table2.A1" office:value-type="string">
            <text:list xml:id="list4079550792621040280" text:style-name="LS1">
              <text:list-item>
                <text:p text:style-name="P44"><text:span text:style-name="T9">Técnicas, metodologias e ferramentas de análise de qualidade de software.</text:span></text:p>
              </text:list-item>
            </text:list>
            <text:p text:style-name="P29"/>
            <text:list xml:id="list1" text:style-name="LS1">
              <text:list-item>
                <text:p text:style-name="P44"><text:span text:style-name="T9">Conceitos sobre garantia de qualidade e conhecimento sobre processos de desenvolvimento de software.</text:span></text:p>
              </text:list-item>
            </text:list>
            <text:p text:style-name="P30"/>
            <text:p text:style-name="P29"/>
            <text:list xml:id="list2" text:style-name="LS1">
              <text:list-item>
                <text:p text:style-name="P44"><text:span text:style-name="T10">Processo de garantia da qualidade do MPS.BR;</text:span></text:p>
              </text:list-item>
            </text:list>
          </table:table-cell>
        </table:table-row>
      </table:table>
      <text:p text:style-name="P25"><text:s text:c="2"/></text:p>
      <text:h text:style-name="P49" text:outline-level="10"><text:span text:style-name="T16">3.2</text:span><text:span text:style-name="T3"> <text:s text:c="14"/></text:span><text:span text:style-name="T16">Tarefas e Responsabilidades</text:span></text:h>
      <text:p text:style-name="P22">As tarefas da equipe de qualidade são:<text:tab/></text:p>
      <text:list xml:id="list2736571563154550321" text:style-name="LS2">
        <text:list-item>
          <text:p text:style-name="P45">Revisar todos os artefatos produzidos</text:p>
        </text:list-item>
        <text:list-item>
          <text:p text:style-name="P45">Verificar o cumprimento das atividades definidas no processo</text:p>
        </text:list-item>
        <text:list-item>
          <text:p text:style-name="P45">Verificar a consistência dos documentos com os modelos a serem seguidos</text:p>
        </text:list-item>
        <text:list-item>
          <text:p text:style-name="P45">Definir que métricas de qualidade serão utilizadas no projeto e de quem serão as responsabilidades para realizar as medições</text:p>
        </text:list-item>
        <text:list-item>
          <text:p text:style-name="P45">Garantir que os padrões definidos para cada fase estão sendo seguidos devidamente</text:p>
        </text:list-item>
        <text:list-item>
          <text:p text:style-name="P45">Verificar se os objetivos e requisitos do software estão sendo atendidos</text:p>
        </text:list-item>
        <text:list-item>
          <text:p text:style-name="P45">Emitir relatório final de qualidade contendo número de não conformidades encontradas e quantas foram corrigidas dentro do prazo</text:p>
        </text:list-item>
        <text:list-item>
          <text:p text:style-name="P45">Acompanhar a solução das não conformidades encontradas, comunicando níveis superiores caso seja necessário</text:p>
        </text:list-item>
        <text:list-item>
          <text:p text:style-name="P46"><text:span text:style-name="T12">Sugerir solução para não conformidades encontradas</text:span></text:p>
        </text:list-item>
      </text:list>
      <text:h text:style-name="P50" text:outline-level="10"><text:bookmark text:name="h.1t3h5sf"/><text:span text:style-name="T17">4.</text:span><text:span text:style-name="T2"> <text:s text:c="17"/></text:span><text:span text:style-name="T17">Métricas</text:span></text:h>
      <text:p text:style-name="P1">As métricas serão aplicadas tanto ao processo quanto aos artefatos produzidos durante o ciclo de desenvolvimento, os passos para colher as métricas também serão disponibilizados nesta seção através de um documento de auxílio para coleta de não conformidades, as métricas utilizadas são:</text:p>
      <text:p text:style-name="P1"><text:soft-page-break/></text:p>
      <text:list xml:id="list5472234344058937763" text:style-name="LS3">
        <text:list-item>
          <text:p text:style-name="P47"><text:span text:style-name="T12">Número de não Conformidades Encontradas</text:span></text:p>
        </text:list-item>
        <text:list-item>
          <text:p text:style-name="P47"><text:span text:style-name="T12">Não Conformidades Solucionadas Dentro do Prazo Estabelecido</text:span></text:p>
        </text:list-item>
      </text:list>
      <text:h text:style-name="P50" text:outline-level="10"><text:bookmark text:name="h.2s8eyo1"/><text:span text:style-name="T17">5.</text:span><text:span text:style-name="T2"> <text:s text:c="17"/></text:span><text:span text:style-name="T17">Plano de Auditoria</text:span></text:h>
      <text:p text:style-name="P1"/>
      <text:p text:style-name="P5">A auditoria dos artefatos e os processos utilizados para sua fabricação será realizada através de um check list <text:span text:style-name="T18"><text:s/></text:span>este meio de avaliação visa tornar a auditoria objetiva e fiel aos processos predefinidos, tornando assim o artefato mais confiável e seguro. As auditorias serão realizadas no final de cada Sprint mas poderão ser realizadas a qualquer momento sem aviso prévio, quando a equipe de qualidade achar necessário, todas as não conformidades serão documentadas no documento de não conformidades, e o setor responsável será comunicado, a data da comunicação ao setor responsável também estará presente na documentação. Abaixo segue o cronograma inicial das auditorias.</text:p>
      <text:p text:style-name="P5"/>
      <text:p text:style-name="P5"/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38">Atividade</text:p>
          </table:table-cell>
          <table:table-cell table:style-name="Table3.A1" office:value-type="string">
            <text:p text:style-name="P38">Data</text:p>
          </table:table-cell>
          <table:table-cell table:style-name="Table3.A1" office:value-type="string">
            <text:p text:style-name="P38">Descrição</text:p>
          </table:table-cell>
        </table:table-row>
        <table:table-row>
          <table:table-cell table:style-name="Table3.A1" office:value-type="string">
            <text:p text:style-name="P16"><text:span text:style-name="T9">Auditoria de Artefatos</text:span></text:p>
          </table:table-cell>
          <table:table-cell table:style-name="Table3.A1" office:value-type="string">
            <text:p text:style-name="P40">18/05/2015</text:p>
          </table:table-cell>
          <table:table-cell table:style-name="Table3.A1" office:value-type="string">
            <text:p text:style-name="P17"><text:span text:style-name="T9">Primeira auditoria após final do primeiro Sprint (17/05/2015).</text:span></text:p>
          </table:table-cell>
        </table:table-row>
        <table:table-row>
          <table:table-cell table:style-name="Table3.A1" office:value-type="string">
            <text:p text:style-name="P17"><text:span text:style-name="T9">Divulgação do Documento de não conformidade</text:span></text:p>
          </table:table-cell>
          <table:table-cell table:style-name="Table3.A1" office:value-type="string">
            <text:p text:style-name="P40">20/05/2015</text:p>
          </table:table-cell>
          <table:table-cell table:style-name="Table3.A1" office:value-type="string">
            <text:p text:style-name="P17"><text:span text:style-name="T9">Liberação do documento de não conformidades com prazo definido para solução.</text:span></text:p>
          </table:table-cell>
        </table:table-row>
        <table:table-row>
          <table:table-cell table:style-name="Table3.A1" office:value-type="string">
            <text:p text:style-name="P17"><text:span text:style-name="T9">Divulgação Relatório Final de Qualidade</text:span></text:p>
          </table:table-cell>
          <table:table-cell table:style-name="Table3.A1" office:value-type="string">
            <text:p text:style-name="P40">27/05/2015</text:p>
          </table:table-cell>
          <table:table-cell table:style-name="Table3.A1" office:value-type="string">
            <text:p text:style-name="P17"><text:span text:style-name="T9">Liberação do relatório final de qualidade com todos os dados completos.</text:span></text:p>
          </table:table-cell>
        </table:table-row>
        <table:table-row>
          <table:table-cell table:style-name="Table3.A1" office:value-type="string">
            <text:p text:style-name="P16"><text:span text:style-name="T9">Auditoria de Artefatos</text:span></text:p>
          </table:table-cell>
          <table:table-cell table:style-name="Table3.A1" office:value-type="string">
            <text:p text:style-name="P40">01/06/2015</text:p>
          </table:table-cell>
          <table:table-cell table:style-name="Table3.A1" office:value-type="string">
            <text:p text:style-name="P17"><text:span text:style-name="T9">Segunda auditoria após final do segundo Sprint (31/05/2015).</text:span></text:p>
          </table:table-cell>
        </table:table-row>
        <table:table-row>
          <table:table-cell table:style-name="Table3.A1" office:value-type="string">
            <text:p text:style-name="P17"><text:span text:style-name="T9">Divulgação do Documento de não conformidade</text:span></text:p>
          </table:table-cell>
          <table:table-cell table:style-name="Table3.A1" office:value-type="string">
            <text:p text:style-name="P40">03/06/2015</text:p>
          </table:table-cell>
          <table:table-cell table:style-name="Table3.A1" office:value-type="string">
            <text:p text:style-name="P17"><text:span text:style-name="T9">Liberação do documento de não conformidades com prazo definido para solução.</text:span></text:p>
          </table:table-cell>
        </table:table-row>
        <table:table-row>
          <table:table-cell table:style-name="Table3.A1" office:value-type="string">
            <text:p text:style-name="P17"><text:span text:style-name="T9">Divulgação Relatório Final de Qualidade</text:span></text:p>
          </table:table-cell>
          <table:table-cell table:style-name="Table3.A1" office:value-type="string">
            <text:p text:style-name="P40">10/06/2015</text:p>
          </table:table-cell>
          <table:table-cell table:style-name="Table3.A1" office:value-type="string">
            <text:p text:style-name="P17"><text:span text:style-name="T9">Liberação do relatório final de qualidade com todos os dados completos.</text:span></text:p>
          </table:table-cell>
        </table:table-row>
      </table:table>
      <text:h text:style-name="P50" text:outline-level="10"><text:span text:style-name="T17">6.</text:span><text:span text:style-name="T2"> <text:s text:c="17"/></text:span><text:span text:style-name="T17">Resolução de Problemas</text:span></text:h>
      <text:p text:style-name="P1"/>
      <text:p text:style-name="P1">Após cada auditoria as não conformidades encontradas são documentadas seguindo o seguinte padrão de documentação.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text:span text:style-name="T8">Identificação Não Conformidade</text:span></text:p>
          </table:table-cell>
          <table:table-cell table:style-name="Table4.A1" office:value-type="string">
            <text:p text:style-name="P15"><text:span text:style-name="T8">&lt;Identificador da não conformidade&gt;</text:span></text:p>
          </table:table-cell>
        </table:table-row>
        <table:table-row>
          <table:table-cell table:style-name="Table4.A1" office:value-type="string">
            <text:p text:style-name="P15"><text:span text:style-name="T8">Setor Responsável</text:span></text:p>
          </table:table-cell>
          <table:table-cell table:style-name="Table4.A1" office:value-type="string">
            <text:p text:style-name="P15"><text:span text:style-name="T8">&lt;Setor responsável pela não conformidade. (Ex: Equipe de estes, gerencia de projeto, ...)&gt;</text:span></text:p>
          </table:table-cell>
        </table:table-row>
        <text:soft-page-break/>
        <table:table-row>
          <table:table-cell table:style-name="Table4.A1" office:value-type="string">
            <text:p text:style-name="P15"><text:span text:style-name="T8">Descrição da Não Conformidade</text:span></text:p>
          </table:table-cell>
          <table:table-cell table:style-name="Table4.A1" office:value-type="string">
            <text:p text:style-name="P15"><text:span text:style-name="T8">&lt;Descrição detalhada contendo documento que comprova a não conformidade e localização exata&gt;</text:span></text:p>
          </table:table-cell>
        </table:table-row>
        <table:table-row>
          <table:table-cell table:style-name="Table4.A1" office:value-type="string">
            <text:p text:style-name="P39">Criticidade</text:p>
          </table:table-cell>
          <table:table-cell table:style-name="Table4.A1" office:value-type="string">
            <text:p text:style-name="P15"><text:span text:style-name="T8">&lt;Quanto a não conformidade pode impactar na qualidade do produto final&gt;</text:span></text:p>
          </table:table-cell>
        </table:table-row>
        <table:table-row>
          <table:table-cell table:style-name="Table4.A1" office:value-type="string">
            <text:p text:style-name="P15"><text:span text:style-name="T8">Solução Sugerida</text:span></text:p>
          </table:table-cell>
          <table:table-cell table:style-name="Table4.A1" office:value-type="string">
            <text:p text:style-name="P15"><text:span text:style-name="T8">&lt;Solução sugerida para a não conformidade encontrada&gt;</text:span></text:p>
          </table:table-cell>
        </table:table-row>
        <table:table-row>
          <table:table-cell table:style-name="Table4.A1" office:value-type="string">
            <text:p text:style-name="P15"><text:span text:style-name="T8">Prazo para solução</text:span></text:p>
          </table:table-cell>
          <table:table-cell table:style-name="Table4.A1" office:value-type="string">
            <text:p text:style-name="P15"><text:span text:style-name="T8">&lt;Prazo para que a solução seja executada&gt;</text:span></text:p>
          </table:table-cell>
        </table:table-row>
        <table:table-row>
          <table:table-cell table:style-name="Table4.A1" office:value-type="string">
            <text:p text:style-name="P15"><text:span text:style-name="T8">Data da Auditoria</text:span></text:p>
          </table:table-cell>
          <table:table-cell table:style-name="Table4.A1" office:value-type="string">
            <text:p text:style-name="P15"><text:span text:style-name="T8">&lt;Data da auditoria na qual a não conformidade foi encontrada&gt;</text:span></text:p>
          </table:table-cell>
        </table:table-row>
        <table:table-row>
          <table:table-cell table:style-name="Table4.A1" office:value-type="string">
            <text:p text:style-name="P15"><text:span text:style-name="T8">Responsável pelo Setor </text:span></text:p>
          </table:table-cell>
          <table:table-cell table:style-name="Table4.A1" office:value-type="string">
            <text:p text:style-name="P15"><text:span text:style-name="T8">&lt;Responsável pelo setor onde a não conformidade foi encontrada&gt;</text:span></text:p>
          </table:table-cell>
        </table:table-row>
        <table:table-row>
          <table:table-cell table:style-name="Table4.A1" office:value-type="string">
            <text:p text:style-name="P15"><text:span text:style-name="T8">Data da Notificação</text:span></text:p>
          </table:table-cell>
          <table:table-cell table:style-name="Table4.A1" office:value-type="string">
            <text:p text:style-name="P15"><text:span text:style-name="T8">&lt;Data que a comunicação de não conformidade foi encaminhada para o setor responsável&gt;</text:span></text:p>
          </table:table-cell>
        </table:table-row>
      </table:table>
      <text:p text:style-name="P8"/>
      <text:p text:style-name="P8"/>
      <text:p text:style-name="P8"><text:span text:style-name="T15">7.</text:span><text:span text:style-name="T2"> <text:s text:c="12"/></text:span><text:span text:style-name="T15">Acompanhamento de Ação Corretiva</text:span></text:p>
      <text:p text:style-name="P11"/>
      <text:p text:style-name="P9">Após a identificação das não conformidades, as mesmas devem ser acompanhadas até a sua solução, sendo registrado no relatório de não conformidades. No relatório de não conformidades serão registrados o estado das não conformidades e o prazo de solução. Assim será possível calcular quantas não conformidades foram resolvidas dentro do prazo, podendo assim verificar se o processo está sendo seguido e se as correções estão sendo feitas pelo setor responsável.</text:p>
      <text:h text:style-name="P51" text:outline-level="10"><text:bookmark text:name="h.3rdcrjn"/><text:span text:style-name="T17">8.</text:span><text:span text:style-name="T2"> <text:s text:c="12"/></text:span><text:span text:style-name="T17">Ferramentas, Técnicas e Metodologias</text:span></text:h>
      <text:p text:style-name="P1">As seguintes ferramentas são utilizadas pela equipe de qualidade, as ferramenta não presentes na tabela abaixo são utilizadas por via Web, portanto a versão utilizada sempre será a versão mais recente, como é o caso do Google Drive e Google Docs.</text:p>
      <text:p text:style-name="P12"/>
      <text:p text:style-name="P12"/>
      <text:p text:style-name="P12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Ferramenta</text:p>
          </table:table-cell>
          <table:table-cell table:style-name="Table5.A1" office:value-type="string">
            <text:p text:style-name="P41">Versão</text:p>
          </table:table-cell>
        </table:table-row>
        <table:table-row>
          <table:table-cell table:style-name="Table5.A2" office:value-type="string">
            <text:p text:style-name="P42">LibreOffice</text:p>
          </table:table-cell>
          <table:table-cell table:style-name="Table5.B2" office:value-type="string">
            <text:p text:style-name="P42">4.4.3.2</text:p>
          </table:table-cell>
        </table:table-row>
        <table:table-row>
          <table:table-cell table:style-name="Table5.A3" office:value-type="string">
            <text:p text:style-name="P42">SmartGit</text:p>
          </table:table-cell>
          <table:table-cell table:style-name="Table5.B3" office:value-type="string">
            <text:p text:style-name="P42">6.5</text:p>
          </table:table-cell>
        </table:table-row>
      </table:table>
      <text:h text:style-name="P52" text:outline-level="10"><text:bookmark text:name="h.26in1rg"/><text:soft-page-break/></text:h>
      <text:h text:style-name="P50" text:outline-level="10"><text:span text:style-name="T17">9.</text:span><text:span text:style-name="T2"> <text:s text:c="12"/></text:span><text:span text:style-name="T17">Gerenciamento de Configuração</text:span></text:h>
      <text:p text:style-name="P1">Os artefatos produzidos durante as atividades de garantia da qualidade são considerados itens de configuração e assim estão suscetíveis ao plano de configuração, sendo controladas durante todo o planejamento e o projeto.</text:p>
      <text:h text:style-name="P50" text:outline-level="10"><text:bookmark text:name="h.lnxbz9"/><text:span text:style-name="T17">10.</text:span><text:span text:style-name="T2"> <text:s text:c="12"/></text:span><text:span text:style-name="T17">Registros de Qualidade</text:span></text:h>
      <text:p text:style-name="P13"/>
      <text:p text:style-name="P8"><text:bookmark text:name="h.35nkun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fo:color="#000000" style:font-name="Trebuchet MS" fo:font-family="'Trebuchet MS'" fo:font-size="16pt" fo:font-weight="normal" style:font-name-asian="Trebuchet MS" style:font-family-asian="'Trebuchet MS'" style:font-size-asian="16pt" style:font-weight-asian="normal" style:font-name-complex="Trebuchet MS" style:font-family-complex="'Trebuchet MS'" style:font-size-complex="16pt" style:font-weight-complex="normal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fo:color="#000000"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fo:font-weight="normal" style:font-name-asian="Trebuchet MS" style:font-family-asian="'Trebuchet MS'" style:font-size-asian="11pt" style:font-weight-asian="normal" style:font-name-complex="Trebuchet MS" style:font-family-complex="'Trebuchet MS'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weight="normal" style:font-name-asian="Trebuchet MS" style:font-family-asian="'Trebuchet MS'" style:font-size-asian="11pt" style:font-weight-asian="normal" style:font-name-complex="Trebuchet MS" style:font-family-complex="'Trebuchet MS'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fo:color="#000000" style:font-name="Trebuchet MS" fo:font-family="'Trebuchet MS'" fo:font-size="21pt" fo:font-weight="normal" style:font-name-asian="Trebuchet MS" style:font-family-asian="'Trebuchet MS'" style:font-size-asian="21pt" style:font-weight-asian="normal" style:font-name-complex="Trebuchet MS" style:font-family-complex="'Trebuchet MS'" style:font-size-complex="21pt" style:font-weight-complex="normal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1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2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3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4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5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6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7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1Level8" style:family="text"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List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o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▪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▪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▪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▪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▪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▪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▪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o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o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o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o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▪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o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▪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o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▪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title/>
    <meta:initial-creator/>
    <meta:editing-cycles>2</meta:editing-cycles>
    <dc:date>2015-05-13T23:58:04.793000000</dc:date>
    <meta:editing-duration>PT52S</meta:editing-duration>
    <meta:document-statistic meta:table-count="5" meta:image-count="0" meta:object-count="0" meta:page-count="7" meta:paragraph-count="139" meta:word-count="1135" meta:character-count="7843" meta:non-whitespace-character-count="6586"/>
  </office:meta>
</office:document-meta>
</file>